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6897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84431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84431" officeooo:paragraph-rsid="00484431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096e" officeooo:paragraph-rsid="004b096e"/>
    </style:style>
    <style:style style:name="P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b096e" officeooo:paragraph-rsid="004b096e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957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Требования.</text:h>
      <text:p text:style-name="P3"/>
      <text:p text:style-name="P1">Расстояние от плиты до подвесного потолка — 5 см.</text:p>
      <text:p text:style-name="P1"/>
      <text:h text:style-name="P7" text:outline-level="1">Расчёт глубины электрощита.</text:h>
      <text:p text:style-name="P2"/>
      <text:p text:style-name="P4">Глубина автомата — около 80 мм с учетом запаса на движение рычажка. Шкаф выполняется двух<text:span text:style-name="T1">уровневым</text:span>, пе<text:span text:style-name="T1">редняя</text:span> <text:span text:style-name="T1">панель</text:span> — электрика, <text:span text:style-name="T1">задняя</text:span> — слаботочка.</text:p>
      <text:h text:style-name="P8" text:outline-level="1">Порядок установки дверей.</text:h>
      <text:p text:style-name="P5">1. Заделать пустоты плит, выходящие в проем - ?</text:p>
      <text:p text:style-name="P5">2. Подготовить стены под чистовую отделку (шпаклевка, шлифовка, грунтование).</text:p>
      <text:p text:style-name="P5">3. Выполнить черновой пол.</text:p>
      <text:p text:style-name="P5">4. Навесить двери без наличников согласно документации «Волма» - с использованием прямых подвесов для профиля.</text:p>
      <text:p text:style-name="P5">5. Выполнить чистовую отделку стен.</text:p>
      <text:p text:style-name="P5">6. Выполнить чистовое покрытие пола.</text:p>
      <text:p text:style-name="P5">7. Установить наличники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1-24T22:00:14.761790913</dc:date>
    <meta:editing-duration>PT5H2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84" meta:character-count="616" meta:non-whitespace-character-count="540"/>
  </office:meta>
</office:document-meta>
</file>